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9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30111443719111650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</text:p>
                              <text:list>
                                <text:list-item>
                                  <text:p text:style-name="P4">version linux</text:p>
                                </text:list-item>
                                <text:list-item>
                                  <text:p text:style-name="P4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5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6">manipuler les fichiers</text:p>
              <text:list>
                <text:list-item>
                  <text:p text:style-name="P6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6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6">afficher juste le début / la fin d'un fichier</text:p>
                  <text:list>
                    <text:list-item>
                      <text:p text:style-name="P6">deux commandes permettant de le faire</text:p>
                    </text:list-item>
                    <text:list-item>
                      <text:p text:style-name="P6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6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6">créer des fichiers / dossiers</text:p>
                  <text:list>
                    <text:list-item>
                      <text:p text:style-name="P6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6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6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copier ou déplacer un fichier</text:p>
                  <text:list>
                    <text:list-item>
                      <text:p text:style-name="P6">copier</text:p>
                      <text:list>
                        <text:list-item>
                          <text:p text:style-name="P6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6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6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6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6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6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6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6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les utilisateurs et les droits</text:p>
              <text:list>
                <text:list-item>
                  <text:p text:style-name="P6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6">exécuter une commande en root</text:p>
                  <text:list>
                    <text:list-item>
                      <text:p text:style-name="P6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6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6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6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6">adduser : gestion des utilisateurs</text:p>
                  <text:list>
                    <text:list-item>
                      <text:p text:style-name="P6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6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6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6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6">changer le mot de passe</text:p>
                      <text:list>
                        <text:list-item>
                          <text:p text:style-name="P5">syntaxe changer mdp utilisateur précis</text:p>
                        </text:list-item>
                        <text:list-item>
                          <text:p text:style-name="P5">raccourcis pour changer mdp utilisateur "courant"</text:p>
                        </text:list-item>
                      </text:list>
                    </text:list-item>
                    <text:list-item>
                      <text:p text:style-name="P6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5">attention : un certain compte a ne surtout pas supprimer !!! pourquoi ?</text:p>
                        </text:list-item>
                        <text:list-item>
                          <text:p text:style-name="P5">commande par défaut supprime utilisateur mais supprime pas une chose essentielle...</text:p>
                        </text:list-item>
                        <text:list-item>
                          <text:p text:style-name="P5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6">gestion des groupes</text:p>
                  <text:list>
                    <text:list-item>
                      <text:p text:style-name="P3">groupe par défaut d'un nouvel utilisateur (attention OS !!!)</text:p>
                    </text:list-item>
                    <text:list-item>
                      <text:p text:style-name="P3">commande déjà connue pour regarder utilisateur et groupe d'un fichier</text:p>
                    </text:list-item>
                    <text:list-item>
                      <text:p text:style-name="P3">syntaxe pour ajouter un groupe</text:p>
                    </text:list-item>
                    <text:list-item>
                      <text:p text:style-name="P6">modifier un utilisateur</text:p>
                      <text:list>
                        <text:list-item>
                          <text:p text:style-name="P5">commande...</text:p>
                        </text:list-item>
                        <text:list-item>
                          <text:p text:style-name="P6">paramètres</text:p>
                          <text:list>
                            <text:list-item>
                              <text:p text:style-name="P5">modifiant le nom de l'utilisateur (ne modifie pas une chose essentielle !!!)</text:p>
                            </text:list-item>
                            <text:list-item>
                              <text:p text:style-name="P5"><text:soft-page-break/>changeant son groupe</text:p>
                            </text:list-item>
                          </text:list>
                        </text:list-item>
                        <text:list-item>
                          <text:p text:style-name="P5">syntaxe changer le groupe d'un utilisateur</text:p>
                        </text:list-item>
                        <text:list-item>
                          <text:p text:style-name="P5">affecter plusieurs groupes a un utilisateur tout en supprimant ses anciens</text:p>
                        </text:list-item>
                        <text:list-item>
                          <text:p text:style-name="P5">ajouter des groupes a un utilisateur sans supprimer les anciens</text:p>
                        </text:list-item>
                      </text:list>
                    </text:list-item>
                    <text:list-item>
                      <text:p text:style-name="P3">supprimer un groupe</text:p>
                    </text:list-item>
                    <text:list-item>
                      <text:p text:style-name="P3">notes analogues aux utilisateurs pour validité commandes sous mac</text:p>
                    </text:list-item>
                  </text:list>
                </text:list-item>
                <text:list-item>
                  <text:p text:style-name="P7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7">modifier les droits d'accés</text:p>
                  <text:list>
                    <text:list-item>
                      <text:p text:style-name="P7">le fonctionnement des droits</text:p>
                      <text:list>
                        <text:list-item>
                          <text:p text:style-name="P7">trivial : visualiser les droits</text:p>
                        </text:list-item>
                        <text:list-item>
                          <text:p text:style-name="P7">décomposer affichage droits</text:p>
                        </text:list-item>
                        <text:list-item>
                          <text:p text:style-name="P7">droits root</text:p>
                        </text:list-item>
                      </text:list>
                    </text:list-item>
                    <text:list-item>
                      <text:p text:style-name="P7">chmod : modifier les droits d'accés</text:p>
                      <text:list>
                        <text:list-item>
                          <text:p text:style-name="P7">avec des chiffres</text:p>
                          <text:list>
                            <text:list-item>
                              <text:p text:style-name="P7">syntaxe</text:p>
                            </text:list-item>
                            <text:list-item>
                              <text:p text:style-name="P7">premier chiffre associé à … même question pour 2ème et 3ème</text:p>
                            </text:list-item>
                            <text:list-item>
                              <text:p text:style-name="P7">correspondance chiffre / droits : combien ajouter pour chaque droit en + ?</text:p>
                            </text:list-item>
                            <text:list-item>
                              <text:p text:style-name="P7">exemple</text:p>
                            </text:list-item>
                            <text:list-item>
                              <text:p text:style-name="P7">traduction bijective valeurs / droits</text:p>
                              <text:list>
                                <text:list-item>
                                  <text:p text:style-name="P7">valeurs → droits (décrire droits + écrire formellement)</text:p>
                                </text:list-item>
                                <text:list-item>
                                  <text:p text:style-name="P7">remarque : calcul des droits peut s'apparenter à ...</text:p>
                                </text:list-item>
                                <text:list-item>
                                  <text:p text:style-name="P7">droits → valeurs</text:p>
                                </text:list-item>
                              </text:list>
                            </text:list-item>
                            <text:list-item>
                              <text:p text:style-name="P7">droit maximal : ...</text:p>
                            </text:list-item>
                          </text:list>
                        </text:list-item>
                        <text:list-item>
                          <text:p text:style-name="P7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7">possibilités</text:p>
                              <text:list>
                                <text:list-item>
                                  <text:p text:style-name="P7">personnes visées : quel caractère pour quel type de personnes ?</text:p>
                                </text:list-item>
                                <text:list-item>
                                  <text:p text:style-name="P7">syntaxe pour dire que faire des droits indiqués juste après</text:p>
                                </text:list-item>
                                <text:list-item>
                                  <text:p text:style-name="P7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7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nano, l'éditeur de texte du débutant</text:p>
              <text:list>
                <text:list-item>
                  <text:p text:style-name="P7">intro</text:p>
                  <text:list>
                    <text:list-item>
                      <text:p text:style-name="P7">sert a...</text:p>
                    </text:list-item>
                    <text:list-item>
                      <text:p text:style-name="P7">3 éditeurs de textes en console a connaître</text:p>
                    </text:list-item>
                  </text:list>
                </text:list-item>
                <text:list-item>
                  <text:p text:style-name="P7">premiers pas</text:p>
                  <text:list>
                    <text:list-item>
                      <text:p text:style-name="P7">intro</text:p>
                      <text:list>
                        <text:list-item>
                          <text:p text:style-name="P7">caractéristiques et origines nom</text:p>
                        </text:list-item>
                        <text:list-item>
                          <text:p text:style-name="P7">éditeur de texte ou traitement de texte ?</text:p>
                        </text:list-item>
                        <text:list-item>
                          <text:p text:style-name="P7">très utilile surtout pour ...</text:p>
                        </text:list-item>
                        <text:list-item>
                          <text:p text:style-name="P7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7">pour ouvrir nano dans la console : commande ...</text:p>
                    </text:list-item>
                    <text:list-item>
                      <text:p text:style-name="P7">les raccourcis claviers de nano</text:p>
                      <text:list>
                        <text:list-item>
                          <text:p text:style-name="P7"><text:soft-page-break/>principaux raccourcis notés où ?</text:p>
                        </text:list-item>
                        <text:list-item>
                          <text:p text:style-name="P7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7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7">enregistrer et quitter</text:p>
                          <text:list>
                            <text:list-item>
                              <text:p text:style-name="P7">enregistrer</text:p>
                            </text:list-item>
                            <text:list-item>
                              <text:p text:style-name="P7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Les paramètres de la commande nano</text:p>
                      <text:list>
                        <text:list-item>
                          <text:p text:style-name="P7">ouvrir / créer un fichier</text:p>
                        </text:list-item>
                        <text:list-item>
                          <text:p text:style-name="P7">activer la souris en console</text:p>
                        </text:list-item>
                        <text:list-item>
                          <text:p text:style-name="P7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8">configurer nano avec nanorc</text:p>
                  <text:list>
                    <text:list-item>
                      <text:p text:style-name="P8">intro</text:p>
                      <text:list>
                        <text:list-item>
                          <text:p text:style-name="P8">fichier de configuration de nano : .nanorc</text:p>
                        </text:list-item>
                        <text:list-item>
                          <text:p text:style-name="P8">situé dans le home</text:p>
                        </text:list-item>
                        <text:list-item>
                          <text:p text:style-name="P8">s'il n'existe pas, on peut le créer</text:p>
                        </text:list-item>
                        <text:list-item>
                          <text:p text:style-name="P8">fichier lu par nano a chaque fois que nano est lancé</text:p>
                        </text:list-item>
                      </text:list>
                    </text:list-item>
                    <text:list-item>
                      <text:p text:style-name="P8">création du .nanorc</text:p>
                      <text:list>
                        <text:list-item>
                          <text:p text:style-name="P8">pour le créer (création avec nano vue avant), dans ~ : nano .nanorc</text:p>
                        </text:list-item>
                        <text:list-item>
                          <text:p text:style-name="P8">syntaxe ordres donnés a nano</text:p>
                          <text:list>
                            <text:list-item>
                              <text:p text:style-name="P8">un par ligne</text:p>
                            </text:list-item>
                            <text:list-item>
                              <text:p text:style-name="P8">consiste en une activation / désactivation d'une option</text:p>
                            </text:list-item>
                            <text:list-item>
                              <text:p text:style-name="P8">syntaxe</text:p>
                              <text:list>
                                <text:list-item>
                                  <text:p text:style-name="P8">set optionAActiver</text:p>
                                </text:list-item>
                                <text:list-item>
                                  <text:p text:style-name="P8">unset optionADesactiver</text:p>
                                </text:list-item>
                              </text:list>
                            </text:list-item>
                            <text:list-item>
                              <text:p text:style-name="P8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8">ex : set mouse fait que "nano fichier" équivaut a "nano -m fichier"</text:p>
                            </text:list-item>
                            <text:list-item>
                              <text:p text:style-name="P8">3 options</text:p>
                              <text:list>
                                <text:list-item>
                                  <text:p text:style-name="P8">set mouse (-m) // ne semble pas marcher chez moi</text:p>
                                </text:list-item>
                                <text:list-item>
                                  <text:p text:style-name="P8">set autoindent (-i)</text:p>
                                </text:list-item>
                                <text:list-item>
                                  <text:p text:style-name="P8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le nanorc global et la coloration syntaxique</text:p>
                          <text:list>
                            <text:list-item>
                              <text:p text:style-name="P8">notre .nanorc ne marche que pour nous, pas pour autres utilisateurs</text:p>
                            </text:list-item>
                            <text:list-item>
                              <text:p text:style-name="P8">/etc/nanorc marche pour tout le monde (pas .nanorc mais nanorc)</text:p>
                            </text:list-item>
                            <text:list-item>
                              <text:p text:style-name="P8">ne peut être modifié qu'en root (sudo nano /etc/nanorc)</text:p>
                            </text:list-item>
                            <text:list-item>
                              <text:p text:style-name="P8"># pour commentaire sur une ligne sous nano</text:p>
                            </text:list-item>
                            <text:list-item>
                              <text:p text:style-name="P8">/etc/nanorc est sensé être rempli de commentaires explicatifs, mais pas chez moi</text:p>
                            </text:list-item>
                            <text:list-item>
                              <text:p text:style-name="P8">cours fourni commandes permettant de colorer texte C html etc (marche pas chez moi)</text:p>
                              <text:list>
                                <text:list-item>
                                  <text:p text:style-name="P9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onfigurer sa console avec /bashrc</text:p>
                      <text:list>
                        <text:list-item>
                          <text:p text:style-name="P8">ouvrir .bashrc : sudo nano ~/.bashrc</text:p>
                        </text:list-item>
                        <text:list-item>
                          <text:p text:style-name="P8">personnaliser l'invite de commandes</text:p>
                          <text:list>
                            <text:list-item>
                              <text:p text:style-name="P8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8">minimum de syntaxe :</text:p>
                          <text:list>
                            <text:list-item>
                              <text:p text:style-name="P8">commande par PS1</text:p>
                            </text:list-item>
                            <text:list-item>
                              <text:p text:style-name="P8">\033 sert a indiquer la couleur</text:p>
                            </text:list-item>
                            <text:list-item>
                              <text:p text:style-name="P8">\u sert a dire qu'il faudra écrire le nom de l'utilisateur</text:p>
                            </text:list-item>
                            <text:list-item>
                              <text:p text:style-name="P8">\h pour la machine</text:p>
                            </text:list-item>
                          </text:list>
                        </text:list-item>
                        <text:list-item>
                          <text:p text:style-name="P8"><text:soft-page-break/>créer des alias</text:p>
                          <text:list>
                            <text:list-item>
                              <text:p text:style-name="P8">coloration automatique de ls</text:p>
                              <text:list>
                                <text:list-item>
                                  <text:p text:style-name="P8">alias ls='ls --color=auto' // pas l'air de marcher chez moi</text:p>
                                </text:list-item>
                                <text:list-item>
                                  <text:p text:style-name="P8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8">empêcher le "rm de la mort" (sudo rm -Rf /)</text:p>
                              <text:list>
                                <text:list-item>
                                  <text:p text:style-name="P8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édition du bashrc global</text:p>
                          <text:list>
                            <text:list-item>
                              <text:p text:style-name="P8">d'après le cours : sudo /etc/bash.bashrc (jai juste bashrc chez moi)</text:p>
                            </text:list-item>
                            <text:list-item>
                              <text:p text:style-name="P8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8">.profile</text:p>
                          <text:list>
                            <text:list-item>
                              <text:p text:style-name="P8">.bashrc pour les consoles en mode graphique</text:p>
                            </text:list-item>
                            <text:list-item>
                              <text:p text:style-name="P8">.profile équivalent pour le mode console</text:p>
                            </text:list-item>
                            <text:list-item>
                              <text:p text:style-name="P8">existe aussi un profile global : /etc/profile</text:p>
                            </text:list-item>
                            <text:list-item>
                              <text:p text:style-name="P8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8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installer des programmes avec apt-get</text:p>
              <text:list>
                <text:list-item>
                  <text:p text:style-name="P8">les paquets et leurs dépendances</text:p>
                  <text:list>
                    <text:list-item>
                      <text:p text:style-name="P8">ce qui suit concerne uniquement les distributions basées sur debian</text:p>
                    </text:list-item>
                    <text:list-item>
                      <text:p text:style-name="P8">des programmes livrés sous forme de paquets</text:p>
                      <text:list>
                        <text:list-item>
                          <text:p text:style-name="P8">paquets = l'équivalent des programmes d'installation sous windows</text:p>
                        </text:list-item>
                        <text:list-item>
                          <text:p text:style-name="P8">paquet = dossier zippé contenant tous les fichiers du programme</text:p>
                        </text:list-item>
                        <text:list-item>
                          <text:p text:style-name="P8">extension paquets : .deb</text:p>
                        </text:list-item>
                        <text:list-item>
                          <text:p text:style-name="P8">principales différences avec les exe :</text:p>
                          <text:list>
                            <text:list-item>
                              <text:p text:style-name="P8">gestion des dépendances</text:p>
                            </text:list-item>
                            <text:list-item>
                              <text:p text:style-name="P8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es dépendances, un cauchemar ?</text:p>
                      <text:list>
                        <text:list-item>
                          <text:p text:style-name="P8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8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8">les dépots</text:p>
                  <text:list>
                    <text:list-item>
                      <text:p text:style-name="P8">intro</text:p>
                      <text:list>
                        <text:list-item>
                          <text:p text:style-name="P8">dépôt = serveur contenant tous les paquets existant sous linux</text:p>
                        </text:list-item>
                        <text:list-item>
                          <text:p text:style-name="P8">résoud beaucoup de problèmes, et plus simple.</text:p>
                        </text:list-item>
                        <text:list-item>
                          <text:p text:style-name="P8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8">la notion de dépôt</text:p>
                      <text:list>
                        <text:list-item>
                          <text:p text:style-name="P8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8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8">gérer ses dépots</text:p>
                      <text:list>
                        <text:list-item>
                          <text:p text:style-name="P8"><text:soft-page-break/>liste des dépots utilisés par ordi contenus dans /etc/apt/sources.list</text:p>
                        </text:list-item>
                        <text:list-item>
                          <text:p text:style-name="P8">a exécuter en root : sudo nano /etc/apt/sources.list</text:p>
                        </text:list-item>
                        <text:list-item>
                          <text:p text:style-name="P8">chaque ligne est...</text:p>
                          <text:list>
                            <text:list-item>
                              <text:p text:style-name="P8">un commentaire</text:p>
                              <text:list>
                                <text:list-item>
                                  <text:p text:style-name="P8">ligne commançant pas #</text:p>
                                </text:list-item>
                              </text:list>
                            </text:list-item>
                            <text:list-item>
                              <text:p text:style-name="P8">l'adresse d'un serveur fournissant les binaires a exécuter</text:p>
                              <text:list>
                                <text:list-item>
                                  <text:p text:style-name="P8">ligne commençant par deb</text:p>
                                </text:list-item>
                              </text:list>
                            </text:list-item>
                            <text:list-item>
                              <text:p text:style-name="P8">l'adresse d'un serveur fournissant les codes sources (si veut regarder)</text:p>
                              <text:list>
                                <text:list-item>
                                  <text:p text:style-name="P8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syntaxe chaque ligne</text:p>
                          <text:list>
                            <text:list-item>
                              <text:p text:style-name="P8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utiliser l'outils graphique</text:p>
                      <text:list>
                        <text:list-item>
                          <text:p text:style-name="P8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8">les outiles de gestion de paquets</text:p>
                      <text:list>
                        <text:list-item>
                          <text:p text:style-name="P8">deux programmes en console célèbres de gestion de paquets</text:p>
                          <text:list>
                            <text:list-item>
                              <text:p text:style-name="P8">apt-get</text:p>
                            </text:list-item>
                            <text:list-item>
                              <text:p text:style-name="P8">aptitude</text:p>
                            </text:list-item>
                          </text:list>
                        </text:list-item>
                        <text:list-item>
                          <text:p text:style-name="P8">on va ici regarder apt-get</text:p>
                        </text:list-item>
                        <text:list-item>
                          <text:p text:style-name="P8">étapes de téléchargement d'un paquet</text:p>
                          <text:list>
                            <text:list-item>
                              <text:p text:style-name="P8">apt-get update (optionnel)</text:p>
                              <text:list>
                                <text:list-item>
                                  <text:p text:style-name="P8">pour mettre a jour le cache si pas déjà fait</text:p>
                                </text:list-item>
                                <text:list-item>
                                  <text:p text:style-name="P8">télécharge la nouvelle liste des paquets proposés par le dépôt</text:p>
                                </text:list-item>
                                <text:list-item>
                                  <text:p text:style-name="P8">a faire en root</text:p>
                                </text:list-item>
                                <text:list-item>
                                  <text:p text:style-name="P8">a faire</text:p>
                                  <text:list>
                                    <text:list-item>
                                      <text:p text:style-name="P8">quand on change ou ajoute un dépôt</text:p>
                                    </text:list-item>
                                    <text:list-item>
                                      <text:p text:style-name="P8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apt-cache search recherche (optionnel) : pour chercher le nom du paquet si on connait pas le nom exacte</text:p>
                            </text:list-item>
                            <text:list-item>
                              <text:p text:style-name="P8">pour description : apt-cache show paquet</text:p>
                            </text:list-item>
                            <text:list-item>
                              <text:p text:style-name="P8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apt-get autoremove : supprimer un paquet</text:p>
                  <text:list>
                    <text:list-item>
                      <text:p text:style-name="P8">apt-get remove paquet : supprime paquet mais pas dépendances inutiles</text:p>
                    </text:list-item>
                    <text:list-item>
                      <text:p text:style-name="P8">apt-get autoremove paquet : supprime le paquet ET les dépendances inutiles</text:p>
                    </text:list-item>
                  </text:list>
                </text:list-item>
                <text:list-item>
                  <text:p text:style-name="P8">apt-get upgrade : mettre à jour tous les paquets</text:p>
                  <text:list>
                    <text:list-item>
                      <text:p text:style-name="P8">apt-get upgrade : met a jour la totalité des paquets</text:p>
                    </text:list-item>
                    <text:list-item>
                      <text:p text:style-name="P8">faire un apt-get update avant</text:p>
                    </text:list-item>
                  </text:list>
                </text:list-item>
              </text:list>
            </text:list-item>
            <text:list-item>
              <text:p text:style-name="P8">RTFM : lisez le putain de manuel !</text:p>
              <text:list>
                <text:list-item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20T17:23:56</dc:date>
    <dc:creator>yjfjyf jjku</dc:creator>
    <meta:editing-duration>PT23H37M20S</meta:editing-duration>
    <meta:editing-cycles>416</meta:editing-cycles>
    <meta:document-statistic meta:table-count="0" meta:image-count="0" meta:object-count="0" meta:page-count="10" meta:paragraph-count="454" meta:word-count="3570" meta:character-count="19720"/>
  </office:meta>
</office:document-meta>
</file>